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9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 or JEFF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Other</text:p>
            <text:p/>
            <text:p>(MATT)</text:p>
          </table:table-cell>
          <table:table-cell table:style-name="ce3" office:value-type="string">
            <text:p>Finished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</text:p>
          </table:table-cell>
          <table:table-cell table:style-name="ce8" office:value-type="string">
            <text:p>Implement remaining game sounds. <text:s/>This task is now maximum priority. (\CardMatchingGame\DesignDocuments\SoundIntegrationList.pdf)</text:p>
            <text:p><text:span text:style-name="T1"/>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Create scale charts for each antelope.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8" office:value-type="string">
            <text:p>Add RBI logo to start of app after it says made by unity.</text:p>
          </table:table-cell>
          <table:table-cell table:style-name="ce8" office:value-type="string">
            <text:p>Implement button to cycle between facts / distribution / scales. </text:p>
          </table:table-cell>
          <table:table-cell table:style-name="ce8" office:value-type="string">
            <text:p>Add credits page in main settings menu</text:p>
          </table:table-cell>
          <table:table-cell table:style-name="ce8" office:value-type="string">
            <text:p>Assign texture paths for facts and scales. </text:p>
          </table:table-cell>
          <table:table-cell table:style-name="ce14" office:value-type="string">
            <text:p>Fix antelope mislabled (may be related to duplicating).</text:p>
          </table:table-cell>
          <table:table-cell table:style-name="Default"/>
          <table:table-cell table:style-name="ce19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Add "Info Scale Texture" and "Info Distribution Texture" to card defs for antelopes.</text:p>
          </table:table-cell>
          <table:table-cell table:style-name="ce8" office:value-type="string">
            <text:p>Lioness stays after turning over bug</text:p>
          </table:table-cell>
          <table:table-cell table:style-name="ce8" office:value-type="string">
            <text:p>Main menu graphic.</text:p>
          </table:table-cell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Implement locked cards to replace the extra 4 cards bug. (\CardMatchingGame\Assets\Resources\UI\Menu\LockedIcon.tga)</text:p>
          </table:table-cell>
          <table:table-cell table:style-name="ce8" office:value-type="string">
            <text:p>Lioness match wins game instead of losing</text:p>
          </table:table-cell>
          <table:table-cell table:style-name="ce8" office:value-type="string">
            <text:p>Add bows and remove triangles from gender icons.</text:p>
          </table:table-cell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ce12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8" office:value-type="string">
            <text:p>Add option to main menu for gender icon swap.</text:p>
          </table:table-cell>
          <table:table-cell table:style-name="Default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Default"/>
          <table:table-cell table:style-name="ce13" office:value-type="string">
            <text:p>Fix brightness of return icon at night. <text:s/>Tried doing it in Unity, but tint affects all times of day.</text:p>
          </table:table-cell>
          <table:table-cell table:style-name="Default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2"/>
          <table:table-cell table:style-name="ce12" office:value-type="string">
            <text:p>Add quit for pc build to main settings menu</text:p>
          </table:table-cell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style-name="ce12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/>
          <table:table-cell table:style-name="ce14" office:value-type="string">
            <text:p>Add a new difficulty mode, "Baby"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0" table:number-columns-repeated="4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Have the "Level script" for lioness be absolute probability rather than based on conservation statu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Fix alignment of info menu last column of cards(It has more empty space than the other columns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Fix back button from playing sound instead of going to previous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Disable antelope name getting spoken again when going to new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Add main settings menu with audio options: voices, music, sfx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Add another card def list just for lioness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Prevent long name from being clipped, like slender horned gazell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0" table:number-columns-repeated="4"/>
          <table:table-cell table:style-name="ce15" office:value-type="string">
            <text:p>P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6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6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Matching Lioness(Clicking on 2 lioness) causes the player to imediately lose the match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27">
            <text:p>08/27/18</text:p>
          </table:table-cell>
          <table:table-cell table:style-name="ce10" table:number-columns-repeated="4"/>
          <table:table-cell table:style-name="ce15" office:value-type="string">
            <text:p>Replace the layout of the current info page to be like the "InfoPage_DayB.jpg" concept (\CardMatchingGame\DesignDocuments\Concepts\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6" office:value-type="string">
            <text:p>Instead of male and female cards, just have one to select on the main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6" office:value-type="string">
            <text:p>Slow down the antelope mismatch wait tim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/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9-04">
            <text:p>09/04/18</text:p>
          </table:table-cell>
          <table:table-cell table:style-name="ce10" table:number-columns-repeated="4"/>
          <table:table-cell table:style-name="ce15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Replace gender icon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Create all placeholder distribution map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Create all fact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/>
          <table:table-cell table:style-name="Default"/>
          <table:table-cell table:number-columns-repeated="2"/>
          <table:table-cell table:style-name="ce16" office:value-type="string">
            <text:p>Adjust info sheet to look bett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info button font design to be a blend of Will's 2 images.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Create lock art for cards.</text:p>
          </table:table-cell>
          <table:table-cell table:number-columns-repeated="1018"/>
        </table:table-row>
        <table:table-row table:style-name="ro2">
          <table:table-cell table:style-name="ce5" office:value-type="date" office:date-value="2018-09-10">
            <text:p>09/10/18</text:p>
          </table:table-cell>
          <table:table-cell table:style-name="ce10" table:number-columns-repeated="4"/>
          <table:table-cell table:style-name="ce16" office:value-type="string">
            <text:p>Replace Will's "i" with Will's other "i" in a circle and then move it to the bottom right corner of the screen.</text:p>
          </table:table-cell>
          <table:table-cell table:number-columns-repeated="1018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Update sound document with paths.</text:p>
          </table:table-cell>
          <table:table-cell table:number-columns-repeated="1018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/>
          <table:table-cell table:number-columns-repeated="1018"/>
        </table:table-row>
        <table:table-row table:style-name="ro2" table:number-rows-repeated="2">
          <table:table-cell table:style-name="Default" table:number-columns-repeated="5"/>
          <table:table-cell table:style-name="ce16"/>
          <table:table-cell table:number-columns-repeated="1018"/>
        </table:table-row>
        <table:table-row table:style-name="ro2">
          <table:table-cell table:style-name="ce6"/>
          <table:table-cell/>
          <table:table-cell table:style-name="Default"/>
          <table:table-cell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1018"/>
        </table:table-row>
        <table:table-row table:style-name="ro2">
          <table:table-cell table:style-name="ce7"/>
          <table:table-cell table:style-name="ce11" table:number-columns-repeated="4"/>
          <table:table-cell table:style-name="ce17"/>
          <table:table-cell table:number-columns-repeated="1018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9/10/2018</text:date>, <text:time>20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30M57S</meta:editing-duration>
    <meta:editing-cycles>69</meta:editing-cycles>
    <meta:generator>OpenOffice/4.1.3$Win32 OpenOffice.org_project/413m1$Build-9783</meta:generator>
    <dc:date>2018-09-10T20:54:55.31</dc:date>
    <dc:creator>Matt Hunter</dc:cre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